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5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>
            <text:p>#Sno</text:p>
          </table:table-cell>
          <table:table-cell office:value-type="string">
            <text:p>Tas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E-charts library updated to latest version for scatter chart,need to do regression for rest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d customer paramer in Historian tab steps pages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rnationalization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I Alignm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tribute the Y-Axis in the Advanced charts page 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g fixes Which Yuga and Raj Identified And Enhancements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2/14/2021</text:date>, <text:time>16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anandan  kumaran</meta:initial-creator>
    <meta:creation-date>2021-12-14T16:19:05.50</meta:creation-date>
    <dc:date>2021-12-14T16:52:09.47</dc:date>
    <dc:creator>vivekanandan  kumaran</dc:creator>
    <meta:editing-duration>PT33M4S</meta:editing-duration>
    <meta:editing-cycles>1</meta:editing-cycles>
    <meta:document-statistic meta:table-count="3" meta:cell-count="14" meta:object-count="0"/>
    <meta:generator>OpenOffice/4.1.7$Win32 OpenOffice.org_project/417m1$Build-9800</meta:generator>
  </office:meta>
</office:document-meta>
</file>